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itle">
      <style:text-properties fo:font-size="32pt" officeooo:rsid="00180472" officeooo:paragraph-rsid="00180472" style:font-size-asian="32pt" style:font-size-complex="32pt"/>
    </style:style>
    <style:style style:name="P4" style:family="paragraph" style:parent-style-name="_32_._20_Intro_20_Portada">
      <style:text-properties officeooo:rsid="00180472" officeooo:paragraph-rsid="00180472"/>
    </style:style>
    <style:style style:name="P5" style:family="paragraph" style:parent-style-name="_34_._20_Intro_20_parte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_34_._20_Intro_20_parte">
      <style:text-properties fo:font-weight="bold" style:font-weight-asian="bold" style:font-weight-complex="bold"/>
    </style:style>
    <style:style style:name="P7" style:family="paragraph" style:parent-style-name="_34_._20_Intro_20_parte">
      <style:text-properties fo:font-weight="normal" style:font-weight-asian="normal" style:font-weight-complex="normal"/>
    </style:style>
    <style:style style:name="P8" style:family="paragraph" style:parent-style-name="_34_._20_Intro_20_parte">
      <style:text-properties fo:font-weight="normal" officeooo:rsid="00180472" officeooo:paragraph-rsid="00180472" style:font-weight-asian="normal" style:font-weight-complex="normal"/>
    </style:style>
    <style:style style:name="P9" style:family="paragraph" style:parent-style-name="_34_._20_Intro_20_parte">
      <style:text-properties fo:font-weight="normal" officeooo:rsid="00180472" officeooo:paragraph-rsid="0018d35c" style:font-weight-asian="normal" style:font-weight-complex="normal"/>
    </style:style>
    <style:style style:name="P10" style:family="paragraph" style:parent-style-name="_34_._20_Intro_20_parte">
      <style:text-properties fo:font-weight="normal" officeooo:rsid="00180472" officeooo:paragraph-rsid="001965e8" style:font-weight-asian="normal" style:font-weight-complex="normal"/>
    </style:style>
    <style:style style:name="P11" style:family="paragraph" style:parent-style-name="_34_._20_Intro_20_parte">
      <style:text-properties fo:font-weight="normal" officeooo:rsid="00180472" officeooo:paragraph-rsid="001a7c11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6pt" officeooo:rsid="00164d29" officeooo:paragraph-rsid="00164d29" style:font-size-asian="16pt" style:font-size-complex="16pt"/>
    </style:style>
    <style:style style:name="P13" style:family="paragraph" style:parent-style-name="_34_._20_Intro_20_parte">
      <style:text-properties fo:font-weight="normal" officeooo:rsid="001aea3c" officeooo:paragraph-rsid="001c91ed" style:font-weight-asian="normal" style:font-weight-complex="normal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officeooo:rsid="0018047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0472"/>
    </style:style>
    <style:style style:name="T6" style:family="text">
      <style:text-properties style:text-underline-style="solid" style:text-underline-width="auto" style:text-underline-color="font-color" officeooo:rsid="001c91e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80472"/>
    </style:style>
    <style:style style:name="T9" style:family="text">
      <style:text-properties style:text-underline-style="none" officeooo:rsid="001c91ed"/>
    </style:style>
    <style:style style:name="T10" style:family="text">
      <style:text-properties officeooo:rsid="00196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ctividad de clase 4</text:p>
      <text:p text:style-name="P12"/>
      <text:p text:style-name="P4">Normalización</text:p>
      <text:p text:style-name="_34_._20_Intro_20_parte"/>
      <text:p text:style-name="P5">1FN</text:p>
      <text:p text:style-name="P7">DETALLE_PEDIDO (<text:span text:style-name="T5">id_pedido</text:span><text:span text:style-name="T3">, </text:span><text:span text:style-name="T8">id_cliente</text:span><text:span text:style-name="T3">, nombre_cli, apellido1_cli, *apellido2_cli, calle_cli, numero_cli, cp_cli, localidad_cli, provincia_cli, </text:span><text:span text:style-name="T5">id_artículo</text:span><text:span text:style-name="T3">, nombre_artículo, </text:span><text:span text:style-name="T5">cantidad,</text:span><text:span text:style-name="T3"> precio</text:span>)</text:p>
      <text:p text:style-name="P8">Hay que dejar los valores de “precio” en la misma unidad.</text:p>
      <text:p text:style-name="P8"/>
      <text:p text:style-name="P6">2FN</text:p>
      <text:p text:style-name="P9"><text:span text:style-name="T10">DETALLE_PEDIDO</text:span> (<text:span text:style-name="T4">id_artículo</text:span><text:span text:style-name="T7"> [fk:ARTICULO], </text:span><text:span text:style-name="T4">id_pedido</text:span><text:span text:style-name="T7"> [fk:PEDIDO], </text:span><text:span text:style-name="T4">cantidad</text:span>)</text:p>
      <text:p text:style-name="P8">PEDIDO (<text:span text:style-name="T4">id_pedido</text:span><text:span text:style-name="T7">, id_cliente, nombre_cli, apellido1_cli, *apellido2_cli, calle_cli, numero_cli, cp_cli, localidad_cli, provincia_cli</text:span>)</text:p>
      <text:p text:style-name="P8">ARTICULO (<text:span text:style-name="T4">id_artículo</text:span>, nombre_artículo,, precio)</text:p>
      <text:p text:style-name="P8"/>
      <text:p text:style-name="P6">3FN</text:p>
      <text:p text:style-name="P10"><text:span text:style-name="T10">DETALLE_PEDIDO</text:span> (<text:span text:style-name="T4">id_artículo</text:span><text:span text:style-name="T7"> [fk:ARTICULO], </text:span><text:span text:style-name="T4">id_pedido</text:span><text:span text:style-name="T7"> [fk:PEDIDO], </text:span><text:span text:style-name="T4">cantidad</text:span>)</text:p>
      <text:p text:style-name="P8">PEDIDO (<text:span text:style-name="T4">id_pedido</text:span><text:span text:style-name="T7">, precio_total</text:span>)</text:p>
      <text:p text:style-name="P8">ARTICULO (<text:span text:style-name="T4">id_artículo</text:span>, nombre_artículo, cantidad, precio)</text:p>
      <text:p text:style-name="P8">CLIENTE (<text:span text:style-name="T4">id_cliente</text:span>, nombre_cli, apellido1_cli, *apellido2_cli)</text:p>
      <text:p text:style-name="P11">DIRECCION ( <text:span text:style-name="T4">calle_cli,</text:span> <text:span text:style-name="T4">numero_cli</text:span><text:span text:style-name="T7">, </text:span><text:span text:style-name="T6">localidad_cli</text:span><text:span text:style-name="T9"> [fk:AREA]</text:span>)</text:p>
      <text:p text:style-name="P13">AREA (<text:span text:style-name="T5">localidad_cli</text:span><text:span text:style-name="T3">, </text:span><text:span text:style-name="T8">cp_cli</text:span><text:span text:style-name="T3">, provincia_cli</text:span>)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margin-right="0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 fo:margin-right="0cm" fo:text-indent="0cm" style:auto-text-indent="false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 fo:margin-right="0cm" fo:text-indent="0cm" style:auto-text-indent="false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2-17T20:20:49.695999780">17 de diciembre de 2023</text:date></text:p>
      </style:header>
      <style:footer>
        <text:p text:style-name="MP2"><text:tab/><text:tab/><text:bookmark-start text:name="PageNumWizard_FOOTER_Estilo de página predeterminado1"/><text:page-number text:select-page="current">3</text:page-number> / <text:page-count>3</text:page-count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5T21:14:12.437000000</meta:creation-date>
    <meta:editing-duration>PT38M40S</meta:editing-duration>
    <meta:editing-cycles>7</meta:editing-cycles>
    <meta:generator>LibreOffice/7.3.4.2$Windows_X86_64 LibreOffice_project/728fec16bd5f605073805c3c9e7c4212a0120dc5</meta:generator>
    <dc:date>2023-12-17T20:20:49.639000000</dc:date>
    <meta:document-statistic meta:table-count="0" meta:image-count="0" meta:object-count="0" meta:page-count="3" meta:paragraph-count="18" meta:word-count="98" meta:character-count="991" meta:non-whitespace-character-count="862"/>
  </office:meta>
</office:document-meta>
</file>